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19">
      <style:table-cell-properties fo:border="thin solid #000000"/>
    </style:style>
    <style:style style:name="ce4" style:family="table-cell" style:parent-style-name="Default" style:data-style-name="N19">
      <style:table-cell-properties fo:border="thin solid #000000"/>
    </style:style>
    <style:style style:name="ce5" style:family="table-cell" style:parent-style-name="Euro" style:data-style-name="N60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Euro" style:data-style-name="N6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9" style:family="table-cell" style:parent-style-name="Default" style:data-style-name="N19">
      <style:table-cell-properties fo:border="thin solid #000000" style:vertical-align="middle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3.1115cm"/>
    </style:style>
    <style:style style:name="co2" style:family="table-column">
      <style:table-column-properties fo:break-before="auto" style:column-width="5.12233333333333cm"/>
    </style:style>
    <style:style style:name="co3" style:family="table-column">
      <style:table-column-properties fo:break-before="auto" style:column-width="2.7305cm"/>
    </style:style>
    <style:style style:name="co4" style:family="table-column">
      <style:table-column-properties fo:break-before="auto" style:column-width="3.2385cm"/>
    </style:style>
    <style:style style:name="co5" style:family="table-column">
      <style:table-column-properties fo:break-before="auto" style:column-width="2.77283333333333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1.73566666666667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2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TÍCUL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8">
            <text:p>SECCIÓN</text:p>
          </table:table-cell>
          <table:table-cell office:value-type="string" table:style-name="ce8">
            <text:p>NOMBRE ARTÍCULO</text:p>
          </table:table-cell>
          <table:table-cell office:value-type="string" table:style-name="ce8">
            <text:p>FECHA</text:p>
          </table:table-cell>
          <table:table-cell office:value-type="string" table:style-name="ce9">
            <text:p>PAÍS DE ORIGEN</text:p>
          </table:table-cell>
          <table:table-cell office:value-type="string" table:style-name="ce8">
            <text:p>PRECIO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Tubos</text:p>
          </table:table-cell>
          <table:table-cell office:value-type="date" office:date-value="1997-03-04T00:00:00" table:style-name="ce4">
            <text:p>04/03/1997</text:p>
          </table:table-cell>
          <table:table-cell office:value-type="string" table:style-name="ce3">
            <text:p>China</text:p>
          </table:table-cell>
          <table:table-cell office:value-type="currency" office:value="140.35435673674468" table:style-name="ce5">
            <text:p><text:s/>140.35€<text:s/></text:p>
          </table:table-cell>
          <table:table-cell table:style-name="ce1"/>
          <table:table-cell office:value-type="string" office:string-value="INSERT INTO `articulos`(`seccion`, `nombrearticulo`, `fecha`, `paisorigen`, `precio`) VALUES ('CERÁMICA','Tubos','35493','China','140.354356736745');" table:formula="of:=COM.MICROSOFT.CONCAT(&quot;INSERT INTO `articulos`(`seccion`, `nombrearticulo`, `fecha`, `paisorigen`, `precio`) VALUES ('&quot;;[.A2];&quot;','&quot;;[.B2];&quot;','&quot;;[.C2];&quot;','&quot;;[.D2];&quot;','&quot;;[.E2];&quot;');&quot;)" table:style-name="ce1">
            <text:p>INSERT INTO `articulos`(`seccion`, `nombrearticulo`, `fecha`, `paisorigen`, `precio`) VALUES ('CERÁMICA','Tubos','35493','China','140.354356736745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Plato Decorativo</text:p>
          </table:table-cell>
          <table:table-cell office:value-type="date" office:date-value="1997-06-07T00:00:00" table:style-name="ce4">
            <text:p>07/06/1997</text:p>
          </table:table-cell>
          <table:table-cell office:value-type="string" table:style-name="ce3">
            <text:p>China</text:p>
          </table:table-cell>
          <table:table-cell office:value-type="currency" office:value="45.07590782878367" table:style-name="ce5">
            <text:p><text:s/>45.08€<text:s/></text:p>
          </table:table-cell>
          <table:table-cell table:style-name="ce1"/>
          <table:table-cell office:value-type="string" office:string-value="INSERT INTO `articulos`(`seccion`, `nombrearticulo`, `fecha`, `paisorigen`, `precio`) VALUES ('CERÁMICA','Plato Decorativo','35588','China','45.0759078287837');" table:formula="of:=COM.MICROSOFT.CONCAT(&quot;INSERT INTO `articulos`(`seccion`, `nombrearticulo`, `fecha`, `paisorigen`, `precio`) VALUES ('&quot;;[.A3];&quot;','&quot;;[.B3];&quot;','&quot;;[.C3];&quot;','&quot;;[.D3];&quot;','&quot;;[.E3];&quot;');&quot;)" table:style-name="ce1">
            <text:p>INSERT INTO `articulos`(`seccion`, `nombrearticulo`, `fecha`, `paisorigen`, `precio`) VALUES ('CERÁMICA','Plato Decorativo','35588','China','45.0759078287837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uego de te</text:p>
          </table:table-cell>
          <table:table-cell office:value-type="date" office:date-value="1997-01-15T00:00:00" table:style-name="ce4">
            <text:p>15/01/1997</text:p>
          </table:table-cell>
          <table:table-cell office:value-type="string" table:style-name="ce3">
            <text:p>China</text:p>
          </table:table-cell>
          <table:table-cell office:value-type="currency" office:value="36.060726263026936" table:style-name="ce5">
            <text:p><text:s/>36.06€<text:s/></text:p>
          </table:table-cell>
          <table:table-cell table:style-name="ce1"/>
          <table:table-cell office:value-type="string" office:string-value="INSERT INTO `articulos`(`seccion`, `nombrearticulo`, `fecha`, `paisorigen`, `precio`) VALUES ('CERÁMICA','Juego de te','35445','China','36.0607262630269');" table:formula="of:=COM.MICROSOFT.CONCAT(&quot;INSERT INTO `articulos`(`seccion`, `nombrearticulo`, `fecha`, `paisorigen`, `precio`) VALUES ('&quot;;[.A4];&quot;','&quot;;[.B4];&quot;','&quot;;[.C4];&quot;','&quot;;[.D4];&quot;','&quot;;[.E4];&quot;');&quot;)" table:style-name="ce1">
            <text:p>INSERT INTO `articulos`(`seccion`, `nombrearticulo`, `fecha`, `paisorigen`, `precio`) VALUES ('CERÁMICA','Juego de te','35445','China','36.0607262630269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Cenicero</text:p>
          </table:table-cell>
          <table:table-cell office:value-type="date" office:date-value="1997-07-02T00:00:00" table:style-name="ce4">
            <text:p>02/07/1997</text:p>
          </table:table-cell>
          <table:table-cell office:value-type="string" table:style-name="ce3">
            <text:p>Japón</text:p>
          </table:table-cell>
          <table:table-cell office:value-type="currency" office:value="16.45571141802796" table:style-name="ce5">
            <text:p><text:s/>16.46€<text:s/></text:p>
          </table:table-cell>
          <table:table-cell table:style-name="ce1"/>
          <table:table-cell office:value-type="string" office:string-value="INSERT INTO `articulos`(`seccion`, `nombrearticulo`, `fecha`, `paisorigen`, `precio`) VALUES ('CERÁMICA','Cenicero','35613','Japón','16.455711418028');" table:formula="of:=COM.MICROSOFT.CONCAT(&quot;INSERT INTO `articulos`(`seccion`, `nombrearticulo`, `fecha`, `paisorigen`, `precio`) VALUES ('&quot;;[.A5];&quot;','&quot;;[.B5];&quot;','&quot;;[.C5];&quot;','&quot;;[.D5];&quot;','&quot;;[.E5];&quot;');&quot;)" table:style-name="ce1">
            <text:p>INSERT INTO `articulos`(`seccion`, `nombrearticulo`, `fecha`, `paisorigen`, `precio`) VALUES ('CERÁMICA','Cenicero','35613','Japón','16.455711418028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Maceta</text:p>
          </table:table-cell>
          <table:table-cell office:value-type="date" office:date-value="1997-02-23T00:00:00" table:style-name="ce4">
            <text:p>23/02/1997</text:p>
          </table:table-cell>
          <table:table-cell office:value-type="string" table:style-name="ce3">
            <text:p>España</text:p>
          </table:table-cell>
          <table:table-cell office:value-type="currency" office:value="24.202757443534914" table:style-name="ce5">
            <text:p><text:s/>24.20€<text:s/></text:p>
          </table:table-cell>
          <table:table-cell table:style-name="ce1"/>
          <table:table-cell office:value-type="string" office:string-value="INSERT INTO `articulos`(`seccion`, `nombrearticulo`, `fecha`, `paisorigen`, `precio`) VALUES ('CERÁMICA','Maceta','35484','España','24.2027574435349');" table:formula="of:=COM.MICROSOFT.CONCAT(&quot;INSERT INTO `articulos`(`seccion`, `nombrearticulo`, `fecha`, `paisorigen`, `precio`) VALUES ('&quot;;[.A6];&quot;','&quot;;[.B6];&quot;','&quot;;[.C6];&quot;','&quot;;[.D6];&quot;','&quot;;[.E6];&quot;');&quot;)" table:style-name="ce1">
            <text:p>INSERT INTO `articulos`(`seccion`, `nombrearticulo`, `fecha`, `paisorigen`, `precio`) VALUES ('CERÁMICA','Maceta','35484','España','24.2027574435349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arra china</text:p>
          </table:table-cell>
          <table:table-cell office:value-type="date" office:date-value="1997-09-02T00:00:00" table:style-name="ce4">
            <text:p>02/09/1997</text:p>
          </table:table-cell>
          <table:table-cell office:value-type="string" table:style-name="ce3">
            <text:p>China</text:p>
          </table:table-cell>
          <table:table-cell office:value-type="currency" office:value="106.47530441263088" table:style-name="ce5">
            <text:p><text:s/>106.48€<text:s/></text:p>
          </table:table-cell>
          <table:table-cell table:style-name="ce1"/>
          <table:table-cell office:value-type="string" office:string-value="INSERT INTO `articulos`(`seccion`, `nombrearticulo`, `fecha`, `paisorigen`, `precio`) VALUES ('CERÁMICA','Jarra china','35675','China','106.475304412631');" table:formula="of:=COM.MICROSOFT.CONCAT(&quot;INSERT INTO `articulos`(`seccion`, `nombrearticulo`, `fecha`, `paisorigen`, `precio`) VALUES ('&quot;;[.A7];&quot;','&quot;;[.B7];&quot;','&quot;;[.C7];&quot;','&quot;;[.D7];&quot;','&quot;;[.E7];&quot;');&quot;)" table:style-name="ce1">
            <text:p>INSERT INTO `articulos`(`seccion`, `nombrearticulo`, `fecha`, `paisorigen`, `precio`) VALUES ('CERÁMICA','Jarra china','35675','China','106.475304412631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Tarje Caballero</text:p>
          </table:table-cell>
          <table:table-cell office:value-type="date" office:date-value="1997-03-11T00:00:00" table:style-name="ce4">
            <text:p>11/03/1997</text:p>
          </table:table-cell>
          <table:table-cell office:value-type="string" table:style-name="ce3">
            <text:p>Italia</text:p>
          </table:table-cell>
          <table:table-cell office:value-type="currency" office:value="237.14735614775282" table:style-name="ce5">
            <text:p><text:s/>237.15€<text:s/></text:p>
          </table:table-cell>
          <table:table-cell table:style-name="ce1"/>
          <table:table-cell office:value-type="string" office:string-value="INSERT INTO `articulos`(`seccion`, `nombrearticulo`, `fecha`, `paisorigen`, `precio`) VALUES ('CONFECCIÓN','Tarje Caballero','35500','Italia','237.147356147753');" table:formula="of:=COM.MICROSOFT.CONCAT(&quot;INSERT INTO `articulos`(`seccion`, `nombrearticulo`, `fecha`, `paisorigen`, `precio`) VALUES ('&quot;;[.A8];&quot;','&quot;;[.B8];&quot;','&quot;;[.C8];&quot;','&quot;;[.D8];&quot;','&quot;;[.E8];&quot;');&quot;)" table:style-name="ce1">
            <text:p>INSERT INTO `articulos`(`seccion`, `nombrearticulo`, `fecha`, `paisorigen`, `precio`) VALUES ('CONFECCIÓN','Tarje Caballero','35500','Italia','237.147356147753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Pantalón Señora</text:p>
          </table:table-cell>
          <table:table-cell office:value-type="date" office:date-value="1997-05-01T00:00:00" table:style-name="ce4">
            <text:p>01/05/1997</text:p>
          </table:table-cell>
          <table:table-cell office:value-type="string" table:style-name="ce3">
            <text:p>Marruecos</text:p>
          </table:table-cell>
          <table:table-cell office:value-type="currency" office:value="145.19250417703412" table:style-name="ce5">
            <text:p><text:s/>145.19€<text:s/></text:p>
          </table:table-cell>
          <table:table-cell table:style-name="ce1"/>
          <table:table-cell office:value-type="string" office:string-value="INSERT INTO `articulos`(`seccion`, `nombrearticulo`, `fecha`, `paisorigen`, `precio`) VALUES ('CONFECCIÓN','Pantalón Señora','35551','Marruecos','145.192504177034');" table:formula="of:=COM.MICROSOFT.CONCAT(&quot;INSERT INTO `articulos`(`seccion`, `nombrearticulo`, `fecha`, `paisorigen`, `precio`) VALUES ('&quot;;[.A9];&quot;','&quot;;[.B9];&quot;','&quot;;[.C9];&quot;','&quot;;[.D9];&quot;','&quot;;[.E9];&quot;');&quot;)" table:style-name="ce1">
            <text:p>INSERT INTO `articulos`(`seccion`, `nombrearticulo`, `fecha`, `paisorigen`, `precio`) VALUES ('CONFECCIÓN','Pantalón Señora','35551','Marruecos','145.192504177034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misa Caballero</text:p>
          </table:table-cell>
          <table:table-cell office:value-type="date" office:date-value="1997-08-11T00:00:00" table:style-name="ce4">
            <text:p>11/08/1997</text:p>
          </table:table-cell>
          <table:table-cell office:value-type="string" table:style-name="ce3">
            <text:p>España</text:p>
          </table:table-cell>
          <table:table-cell office:value-type="currency" office:value="55.94220667604246" table:style-name="ce5">
            <text:p><text:s/>55.94€<text:s/></text:p>
          </table:table-cell>
          <table:table-cell table:style-name="ce1"/>
          <table:table-cell office:value-type="string" office:string-value="INSERT INTO `articulos`(`seccion`, `nombrearticulo`, `fecha`, `paisorigen`, `precio`) VALUES ('CONFECCIÓN','Camisa Caballero','35653','España','55.9422066760425');" table:formula="of:=COM.MICROSOFT.CONCAT(&quot;INSERT INTO `articulos`(`seccion`, `nombrearticulo`, `fecha`, `paisorigen`, `precio`) VALUES ('&quot;;[.A10];&quot;','&quot;;[.B10];&quot;','&quot;;[.C10];&quot;','&quot;;[.D10];&quot;','&quot;;[.E10];&quot;');&quot;)" table:style-name="ce1">
            <text:p>INSERT INTO `articulos`(`seccion`, `nombrearticulo`, `fecha`, `paisorigen`, `precio`) VALUES ('CONFECCIÓN','Camisa Caballero','35653','España','55.9422066760425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Blusa Sra.</text:p>
          </table:table-cell>
          <table:table-cell office:value-type="date" office:date-value="1997-03-18T00:00:00" table:style-name="ce4">
            <text:p>18/03/1997</text:p>
          </table:table-cell>
          <table:table-cell office:value-type="string" table:style-name="ce3">
            <text:p>China</text:p>
          </table:table-cell>
          <table:table-cell office:value-type="currency" office:value="84.213816066255575" table:style-name="ce5">
            <text:p><text:s/>84.21€<text:s/></text:p>
          </table:table-cell>
          <table:table-cell table:style-name="ce1"/>
          <table:table-cell office:value-type="string" office:string-value="INSERT INTO `articulos`(`seccion`, `nombrearticulo`, `fecha`, `paisorigen`, `precio`) VALUES ('CONFECCIÓN','Blusa Sra.','35507','China','84.2138160662556');" table:formula="of:=COM.MICROSOFT.CONCAT(&quot;INSERT INTO `articulos`(`seccion`, `nombrearticulo`, `fecha`, `paisorigen`, `precio`) VALUES ('&quot;;[.A11];&quot;','&quot;;[.B11];&quot;','&quot;;[.C11];&quot;','&quot;;[.D11];&quot;','&quot;;[.E11];&quot;');&quot;)" table:style-name="ce1">
            <text:p>INSERT INTO `articulos`(`seccion`, `nombrearticulo`, `fecha`, `paisorigen`, `precio`) VALUES ('CONFECCIÓN','Blusa Sra.','35507','China','84.2138160662556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zadora piel</text:p>
          </table:table-cell>
          <table:table-cell office:value-type="date" office:date-value="1997-07-10T00:00:00" table:style-name="ce4">
            <text:p>10/07/1997</text:p>
          </table:table-cell>
          <table:table-cell office:value-type="string" table:style-name="ce3">
            <text:p>Italia</text:p>
          </table:table-cell>
          <table:table-cell office:value-type="currency" office:value="435.5775125311024" table:style-name="ce5">
            <text:p><text:s/>435.58€<text:s/></text:p>
          </table:table-cell>
          <table:table-cell table:style-name="ce1"/>
          <table:table-cell office:value-type="string" office:string-value="INSERT INTO `articulos`(`seccion`, `nombrearticulo`, `fecha`, `paisorigen`, `precio`) VALUES ('CONFECCIÓN','Cazadora piel','35621','Italia','435.577512531102');" table:formula="of:=COM.MICROSOFT.CONCAT(&quot;INSERT INTO `articulos`(`seccion`, `nombrearticulo`, `fecha`, `paisorigen`, `precio`) VALUES ('&quot;;[.A12];&quot;','&quot;;[.B12];&quot;','&quot;;[.C12];&quot;','&quot;;[.D12];&quot;','&quot;;[.E12];&quot;');&quot;)" table:style-name="ce1">
            <text:p>INSERT INTO `articulos`(`seccion`, `nombrearticulo`, `fecha`, `paisorigen`, `precio`) VALUES ('CONFECCIÓN','Cazadora piel','35621','Italia','435.577512531102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Caballero</text:p>
          </table:table-cell>
          <table:table-cell office:value-type="date" office:date-value="1997-07-05T00:00:00" table:style-name="ce4">
            <text:p>05/07/1997</text:p>
          </table:table-cell>
          <table:table-cell office:value-type="string" table:style-name="ce3">
            <text:p>Italia</text:p>
          </table:table-cell>
          <table:table-cell office:value-type="currency" office:value="203.268303823639" table:style-name="ce5">
            <text:p><text:s/>203.27€<text:s/></text:p>
          </table:table-cell>
          <table:table-cell table:style-name="ce1"/>
          <table:table-cell office:value-type="string" office:string-value="INSERT INTO `articulos`(`seccion`, `nombrearticulo`, `fecha`, `paisorigen`, `precio`) VALUES ('CONFECCIÓN','Abrigo Caballero','35616','Italia','203.268303823639');" table:formula="of:=COM.MICROSOFT.CONCAT(&quot;INSERT INTO `articulos`(`seccion`, `nombrearticulo`, `fecha`, `paisorigen`, `precio`) VALUES ('&quot;;[.A13];&quot;','&quot;;[.B13];&quot;','&quot;;[.C13];&quot;','&quot;;[.D13];&quot;','&quot;;[.E13];&quot;');&quot;)" table:style-name="ce1">
            <text:p>INSERT INTO `articulos`(`seccion`, `nombrearticulo`, `fecha`, `paisorigen`, `precio`) VALUES ('CONFECCIÓN','Abrigo Caballero','35616','Italia','203.268303823639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Sra</text:p>
          </table:table-cell>
          <table:table-cell office:value-type="date" office:date-value="1997-05-03T00:00:00" table:style-name="ce4">
            <text:p>03/05/1997</text:p>
          </table:table-cell>
          <table:table-cell office:value-type="string" table:style-name="ce3">
            <text:p>Marruecos</text:p>
          </table:table-cell>
          <table:table-cell office:value-type="currency" office:value="300.06130323464714" table:style-name="ce5">
            <text:p><text:s/>300.06€<text:s/></text:p>
          </table:table-cell>
          <table:table-cell table:style-name="ce1"/>
          <table:table-cell office:value-type="string" office:string-value="INSERT INTO `articulos`(`seccion`, `nombrearticulo`, `fecha`, `paisorigen`, `precio`) VALUES ('CONFECCIÓN','Abrigo Sra','35553','Marruecos','300.061303234647');" table:formula="of:=COM.MICROSOFT.CONCAT(&quot;INSERT INTO `articulos`(`seccion`, `nombrearticulo`, `fecha`, `paisorigen`, `precio`) VALUES ('&quot;;[.A14];&quot;','&quot;;[.B14];&quot;','&quot;;[.C14];&quot;','&quot;;[.D14];&quot;','&quot;;[.E14];&quot;');&quot;)" table:style-name="ce1">
            <text:p>INSERT INTO `articulos`(`seccion`, `nombrearticulo`, `fecha`, `paisorigen`, `precio`) VALUES ('CONFECCIÓN','Abrigo Sra','35553','Marruecos','300.061303234647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inturón de piel</text:p>
          </table:table-cell>
          <table:table-cell office:value-type="date" office:date-value="1997-05-12T00:00:00" table:style-name="ce4">
            <text:p>12/05/1997</text:p>
          </table:table-cell>
          <table:table-cell office:value-type="string" table:style-name="ce3">
            <text:p>España</text:p>
          </table:table-cell>
          <table:table-cell office:value-type="currency" office:value="3.6060726263026939" table:style-name="ce5">
            <text:p><text:s/>3.61€<text:s/></text:p>
          </table:table-cell>
          <table:table-cell table:style-name="ce1"/>
          <table:table-cell office:value-type="string" office:string-value="INSERT INTO `articulos`(`seccion`, `nombrearticulo`, `fecha`, `paisorigen`, `precio`) VALUES ('CONFECCIÓN','Cinturón de piel','35562','España','3.60607262630269');" table:formula="of:=COM.MICROSOFT.CONCAT(&quot;INSERT INTO `articulos`(`seccion`, `nombrearticulo`, `fecha`, `paisorigen`, `precio`) VALUES ('&quot;;[.A15];&quot;','&quot;;[.B15];&quot;','&quot;;[.C15];&quot;','&quot;;[.D15];&quot;','&quot;;[.E15];&quot;');&quot;)" table:style-name="ce1">
            <text:p>INSERT INTO `articulos`(`seccion`, `nombrearticulo`, `fecha`, `paisorigen`, `precio`) VALUES ('CONFECCIÓN','Cinturón de piel','35562','España','3.60607262630269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Raqueta Tenis</text:p>
          </table:table-cell>
          <table:table-cell office:value-type="date" office:date-value="1997-03-20T00:00:00" table:style-name="ce4">
            <text:p>20/03/1997</text:p>
          </table:table-cell>
          <table:table-cell office:value-type="string" table:style-name="ce3">
            <text:p>Usa</text:p>
          </table:table-cell>
          <table:table-cell office:value-type="currency" office:value="77.891168728138183" table:style-name="ce5">
            <text:p><text:s/>77.89€<text:s/></text:p>
          </table:table-cell>
          <table:table-cell table:style-name="ce1"/>
          <table:table-cell office:value-type="string" office:string-value="INSERT INTO `articulos`(`seccion`, `nombrearticulo`, `fecha`, `paisorigen`, `precio`) VALUES ('DEPORTE','Raqueta Tenis','35509','Usa','77.8911687281382');" table:formula="of:=COM.MICROSOFT.CONCAT(&quot;INSERT INTO `articulos`(`seccion`, `nombrearticulo`, `fecha`, `paisorigen`, `precio`) VALUES ('&quot;;[.A16];&quot;','&quot;;[.B16];&quot;','&quot;;[.C16];&quot;','&quot;;[.D16];&quot;','&quot;;[.E16];&quot;');&quot;)" table:style-name="ce1">
            <text:p>INSERT INTO `articulos`(`seccion`, `nombrearticulo`, `fecha`, `paisorigen`, `precio`) VALUES ('DEPORTE','Raqueta Tenis','35509','Usa','77.8911687281382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Chándal</text:p>
          </table:table-cell>
          <table:table-cell office:value-type="date" office:date-value="1997-09-13T00:00:00" table:style-name="ce4">
            <text:p>13/09/1997</text:p>
          </table:table-cell>
          <table:table-cell office:value-type="string" table:style-name="ce3">
            <text:p>Usa</text:p>
          </table:table-cell>
          <table:table-cell office:value-type="currency" office:value="193.39367494861347" table:style-name="ce5">
            <text:p><text:s/>193.39€<text:s/></text:p>
          </table:table-cell>
          <table:table-cell table:style-name="ce1"/>
          <table:table-cell office:value-type="string" office:string-value="INSERT INTO `articulos`(`seccion`, `nombrearticulo`, `fecha`, `paisorigen`, `precio`) VALUES ('DEPORTE','Chándal','35686','Usa','193.393674948613');" table:formula="of:=COM.MICROSOFT.CONCAT(&quot;INSERT INTO `articulos`(`seccion`, `nombrearticulo`, `fecha`, `paisorigen`, `precio`) VALUES ('&quot;;[.A17];&quot;','&quot;;[.B17];&quot;','&quot;;[.C17];&quot;','&quot;;[.D17];&quot;','&quot;;[.E17];&quot;');&quot;)" table:style-name="ce1">
            <text:p>INSERT INTO `articulos`(`seccion`, `nombrearticulo`, `fecha`, `paisorigen`, `precio`) VALUES ('DEPORTE','Chándal','35686','Usa','193.393674948613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Tren Eléctrico</text:p>
          </table:table-cell>
          <table:table-cell office:value-type="date" office:date-value="1997-07-03T00:00:00" table:style-name="ce4">
            <text:p>03/07/1997</text:p>
          </table:table-cell>
          <table:table-cell office:value-type="string" table:style-name="ce3">
            <text:p>Japón</text:p>
          </table:table-cell>
          <table:table-cell office:value-type="currency" office:value="1254.4805452381811" table:style-name="ce5">
            <text:p><text:s/>1,254.48€<text:s/></text:p>
          </table:table-cell>
          <table:table-cell table:style-name="ce1"/>
          <table:table-cell office:value-type="string" office:string-value="INSERT INTO `articulos`(`seccion`, `nombrearticulo`, `fecha`, `paisorigen`, `precio`) VALUES ('DEPORTE','Tren Eléctrico','35614','Japón','1254.48054523818');" table:formula="of:=COM.MICROSOFT.CONCAT(&quot;INSERT INTO `articulos`(`seccion`, `nombrearticulo`, `fecha`, `paisorigen`, `precio`) VALUES ('&quot;;[.A18];&quot;','&quot;;[.B18];&quot;','&quot;;[.C18];&quot;','&quot;;[.D18];&quot;','&quot;;[.E18];&quot;');&quot;)" table:style-name="ce1">
            <text:p>INSERT INTO `articulos`(`seccion`, `nombrearticulo`, `fecha`, `paisorigen`, `precio`) VALUES ('DEPORTE','Tren Eléctrico','35614','Japón','1254.48054523818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Pistola Olímpica</text:p>
          </table:table-cell>
          <table:table-cell office:value-type="date" office:date-value="1997-05-23T00:00:00" table:style-name="ce4">
            <text:p>23/05/1997</text:p>
          </table:table-cell>
          <table:table-cell office:value-type="string" table:style-name="ce3">
            <text:p>Suecia</text:p>
          </table:table-cell>
          <table:table-cell office:value-type="currency" office:value="38.945584364069092" table:style-name="ce5">
            <text:p><text:s/>38.95€<text:s/></text:p>
          </table:table-cell>
          <table:table-cell table:style-name="ce1"/>
          <table:table-cell office:value-type="string" office:string-value="INSERT INTO `articulos`(`seccion`, `nombrearticulo`, `fecha`, `paisorigen`, `precio`) VALUES ('DEPORTE','Pistola Olímpica','35573','Suecia','38.9455843640691');" table:formula="of:=COM.MICROSOFT.CONCAT(&quot;INSERT INTO `articulos`(`seccion`, `nombrearticulo`, `fecha`, `paisorigen`, `precio`) VALUES ('&quot;;[.A19];&quot;','&quot;;[.B19];&quot;','&quot;;[.C19];&quot;','&quot;;[.D19];&quot;','&quot;;[.E19];&quot;');&quot;)" table:style-name="ce1">
            <text:p>INSERT INTO `articulos`(`seccion`, `nombrearticulo`, `fecha`, `paisorigen`, `precio`) VALUES ('DEPORTE','Pistola Olímpica','35573','Suecia','38.9455843640691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Monopatín</text:p>
          </table:table-cell>
          <table:table-cell office:value-type="date" office:date-value="1997-11-11T00:00:00" table:style-name="ce4">
            <text:p>11/11/1997</text:p>
          </table:table-cell>
          <table:table-cell office:value-type="string" table:style-name="ce3">
            <text:p>Marruecos</text:p>
          </table:table-cell>
          <table:table-cell office:value-type="currency" office:value="93.036673758609496" table:style-name="ce5">
            <text:p><text:s/>93.04€<text:s/></text:p>
          </table:table-cell>
          <table:table-cell table:style-name="ce1"/>
          <table:table-cell office:value-type="string" office:string-value="INSERT INTO `articulos`(`seccion`, `nombrearticulo`, `fecha`, `paisorigen`, `precio`) VALUES ('DEPORTE','Monopatín','35745','Marruecos','93.0366737586095');" table:formula="of:=COM.MICROSOFT.CONCAT(&quot;INSERT INTO `articulos`(`seccion`, `nombrearticulo`, `fecha`, `paisorigen`, `precio`) VALUES ('&quot;;[.A20];&quot;','&quot;;[.B20];&quot;','&quot;;[.C20];&quot;','&quot;;[.D20];&quot;','&quot;;[.E20];&quot;');&quot;)" table:style-name="ce1">
            <text:p>INSERT INTO `articulos`(`seccion`, `nombrearticulo`, `fecha`, `paisorigen`, `precio`) VALUES ('DEPORTE','Monopatín','35745','Marruecos','93.0366737586095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baloncesto</text:p>
          </table:table-cell>
          <table:table-cell office:value-type="date" office:date-value="1997-06-25T00:00:00" table:style-name="ce4">
            <text:p>25/06/1997</text:p>
          </table:table-cell>
          <table:table-cell office:value-type="string" table:style-name="ce3">
            <text:p>Japón</text:p>
          </table:table-cell>
          <table:table-cell office:value-type="currency" office:value="62.727633334535362" table:style-name="ce5">
            <text:p><text:s/>62.73€<text:s/></text:p>
          </table:table-cell>
          <table:table-cell table:style-name="ce1"/>
          <table:table-cell office:value-type="string" office:string-value="INSERT INTO `articulos`(`seccion`, `nombrearticulo`, `fecha`, `paisorigen`, `precio`) VALUES ('DEPORTE','Balón baloncesto','35606','Japón','62.7276333345354');" table:formula="of:=COM.MICROSOFT.CONCAT(&quot;INSERT INTO `articulos`(`seccion`, `nombrearticulo`, `fecha`, `paisorigen`, `precio`) VALUES ('&quot;;[.A21];&quot;','&quot;;[.B21];&quot;','&quot;;[.C21];&quot;','&quot;;[.D21];&quot;','&quot;;[.E21];&quot;');&quot;)" table:style-name="ce1">
            <text:p>INSERT INTO `articulos`(`seccion`, `nombrearticulo`, `fecha`, `paisorigen`, `precio`) VALUES ('DEPORTE','Balón baloncesto','35606','Japón','62.7276333345354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Fútbol</text:p>
          </table:table-cell>
          <table:table-cell office:value-type="date" office:date-value="1997-07-05T00:00:00" table:style-name="ce4">
            <text:p>05/07/1997</text:p>
          </table:table-cell>
          <table:table-cell office:value-type="string" table:style-name="ce3">
            <text:p>España</text:p>
          </table:table-cell>
          <table:table-cell office:value-type="currency" office:value="36.595627035928501" table:style-name="ce5">
            <text:p><text:s/>36.60€<text:s/></text:p>
          </table:table-cell>
          <table:table-cell table:style-name="ce1"/>
          <table:table-cell office:value-type="string" office:string-value="INSERT INTO `articulos`(`seccion`, `nombrearticulo`, `fecha`, `paisorigen`, `precio`) VALUES ('DEPORTE','Balón Fútbol','35616','España','36.5956270359285');" table:formula="of:=COM.MICROSOFT.CONCAT(&quot;INSERT INTO `articulos`(`seccion`, `nombrearticulo`, `fecha`, `paisorigen`, `precio`) VALUES ('&quot;;[.A22];&quot;','&quot;;[.B22];&quot;','&quot;;[.C22];&quot;','&quot;;[.D22];&quot;','&quot;;[.E22];&quot;');&quot;)" table:style-name="ce1">
            <text:p>INSERT INTO `articulos`(`seccion`, `nombrearticulo`, `fecha`, `paisorigen`, `precio`) VALUES ('DEPORTE','Balón Fútbol','35616','España','36.5956270359285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Sudadera</text:p>
          </table:table-cell>
          <table:table-cell office:value-type="date" office:date-value="1997-11-03T00:00:00" table:style-name="ce4">
            <text:p>03/11/1997</text:p>
          </table:table-cell>
          <table:table-cell office:value-type="string" table:style-name="ce3">
            <text:p>Usa</text:p>
          </table:table-cell>
          <table:table-cell office:value-type="currency" office:value="365.98031084346042" table:style-name="ce5">
            <text:p><text:s/>365.98€<text:s/></text:p>
          </table:table-cell>
          <table:table-cell table:style-name="ce1"/>
          <table:table-cell office:value-type="string" office:string-value="INSERT INTO `articulos`(`seccion`, `nombrearticulo`, `fecha`, `paisorigen`, `precio`) VALUES ('DEPORTE','Sudadera','35737','Usa','365.98031084346');" table:formula="of:=COM.MICROSOFT.CONCAT(&quot;INSERT INTO `articulos`(`seccion`, `nombrearticulo`, `fecha`, `paisorigen`, `precio`) VALUES ('&quot;;[.A23];&quot;','&quot;;[.B23];&quot;','&quot;;[.C23];&quot;','&quot;;[.D23];&quot;','&quot;;[.E23];&quot;');&quot;)" table:style-name="ce1">
            <text:p>INSERT INTO `articulos`(`seccion`, `nombrearticulo`, `fecha`, `paisorigen`, `precio`) VALUES ('DEPORTE','Sudadera','35737','Usa','365.98031084346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icicleta de montaña</text:p>
          </table:table-cell>
          <table:table-cell office:value-type="date" office:date-value="1997-03-14T00:00:00" table:style-name="ce4">
            <text:p>14/03/1997</text:p>
          </table:table-cell>
          <table:table-cell office:value-type="string" table:style-name="ce3">
            <text:p>Usa</text:p>
          </table:table-cell>
          <table:table-cell office:value-type="currency" office:value="470.41818422223025" table:style-name="ce5">
            <text:p><text:s/>470.42€<text:s/></text:p>
          </table:table-cell>
          <table:table-cell table:style-name="ce1"/>
          <table:table-cell office:value-type="string" office:string-value="INSERT INTO `articulos`(`seccion`, `nombrearticulo`, `fecha`, `paisorigen`, `precio`) VALUES ('DEPORTE','Bicicleta de montaña','35503','Usa','470.41818422223');" table:formula="of:=COM.MICROSOFT.CONCAT(&quot;INSERT INTO `articulos`(`seccion`, `nombrearticulo`, `fecha`, `paisorigen`, `precio`) VALUES ('&quot;;[.A24];&quot;','&quot;;[.B24];&quot;','&quot;;[.C24];&quot;','&quot;;[.D24];&quot;','&quot;;[.E24];&quot;');&quot;)" table:style-name="ce1">
            <text:p>INSERT INTO `articulos`(`seccion`, `nombrearticulo`, `fecha`, `paisorigen`, `precio`) VALUES ('DEPORTE','Bicicleta de montaña','35503','Usa','470.41818422223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10-22T00:00:00" table:style-name="ce4">
            <text:p>22/10/1997</text:p>
          </table:table-cell>
          <table:table-cell office:value-type="string" table:style-name="ce3">
            <text:p>España</text:p>
          </table:table-cell>
          <table:table-cell office:value-type="currency" office:value="5.5233012392869592" table:style-name="ce5">
            <text:p><text:s/>5.52€<text:s/></text:p>
          </table:table-cell>
          <table:table-cell table:style-name="ce1"/>
          <table:table-cell office:value-type="string" office:string-value="INSERT INTO `articulos`(`seccion`, `nombrearticulo`, `fecha`, `paisorigen`, `precio`) VALUES ('FERRETERÍA','Destornillador','35725','España','5.52330123928696');" table:formula="of:=COM.MICROSOFT.CONCAT(&quot;INSERT INTO `articulos`(`seccion`, `nombrearticulo`, `fecha`, `paisorigen`, `precio`) VALUES ('&quot;;[.A25];&quot;','&quot;;[.B25];&quot;','&quot;;[.C25];&quot;','&quot;;[.D25];&quot;','&quot;;[.E25];&quot;');&quot;)" table:style-name="ce1">
            <text:p>INSERT INTO `articulos`(`seccion`, `nombrearticulo`, `fecha`, `paisorigen`, `precio`) VALUES ('FERRETERÍA','Destornillador','35725','España','5.52330123928696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Serrucho</text:p>
          </table:table-cell>
          <table:table-cell office:value-type="date" office:date-value="1997-03-23T00:00:00" table:style-name="ce4">
            <text:p>23/03/1997</text:p>
          </table:table-cell>
          <table:table-cell office:value-type="string" table:style-name="ce3">
            <text:p>Francia</text:p>
          </table:table-cell>
          <table:table-cell office:value-type="currency" office:value="25.170386931592802" table:style-name="ce5">
            <text:p><text:s/>25.17€<text:s/></text:p>
          </table:table-cell>
          <table:table-cell table:style-name="ce1"/>
          <table:table-cell office:value-type="string" office:string-value="INSERT INTO `articulos`(`seccion`, `nombrearticulo`, `fecha`, `paisorigen`, `precio`) VALUES ('FERRETERÍA','Serrucho','35512','Francia','25.1703869315928');" table:formula="of:=COM.MICROSOFT.CONCAT(&quot;INSERT INTO `articulos`(`seccion`, `nombrearticulo`, `fecha`, `paisorigen`, `precio`) VALUES ('&quot;;[.A26];&quot;','&quot;;[.B26];&quot;','&quot;;[.C26];&quot;','&quot;;[.D26];&quot;','&quot;;[.E26];&quot;');&quot;)" table:style-name="ce1">
            <text:p>INSERT INTO `articulos`(`seccion`, `nombrearticulo`, `fecha`, `paisorigen`, `precio`) VALUES ('FERRETERÍA','Serrucho','35512','Francia','25.1703869315928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lave Inglesa</text:p>
          </table:table-cell>
          <table:table-cell office:value-type="date" office:date-value="1997-04-23T00:00:00" table:style-name="ce4">
            <text:p>23/04/1997</text:p>
          </table:table-cell>
          <table:table-cell office:value-type="string" table:style-name="ce3">
            <text:p>Usa</text:p>
          </table:table-cell>
          <table:table-cell office:value-type="currency" office:value="20.332239491303355" table:style-name="ce5">
            <text:p><text:s/>20.33€<text:s/></text:p>
          </table:table-cell>
          <table:table-cell table:style-name="ce1"/>
          <table:table-cell office:value-type="string" office:string-value="INSERT INTO `articulos`(`seccion`, `nombrearticulo`, `fecha`, `paisorigen`, `precio`) VALUES ('FERRETERÍA','Llave Inglesa','35543','Usa','20.3322394913034');" table:formula="of:=COM.MICROSOFT.CONCAT(&quot;INSERT INTO `articulos`(`seccion`, `nombrearticulo`, `fecha`, `paisorigen`, `precio`) VALUES ('&quot;;[.A27];&quot;','&quot;;[.B27];&quot;','&quot;;[.C27];&quot;','&quot;;[.D27];&quot;','&quot;;[.E27];&quot;');&quot;)" table:style-name="ce1">
            <text:p>INSERT INTO `articulos`(`seccion`, `nombrearticulo`, `fecha`, `paisorigen`, `precio`) VALUES ('FERRETERÍA','Llave Inglesa','35543','Usa','20.3322394913034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Alicates</text:p>
          </table:table-cell>
          <table:table-cell office:value-type="date" office:date-value="1997-04-17T00:00:00" table:style-name="ce4">
            <text:p>17/04/1997</text:p>
          </table:table-cell>
          <table:table-cell office:value-type="string" table:style-name="ce3">
            <text:p>Italia</text:p>
          </table:table-cell>
          <table:table-cell office:value-type="currency" office:value="5.613453054944527" table:style-name="ce5">
            <text:p><text:s/>5.61€<text:s/></text:p>
          </table:table-cell>
          <table:table-cell table:style-name="ce1"/>
          <table:table-cell office:value-type="string" office:string-value="INSERT INTO `articulos`(`seccion`, `nombrearticulo`, `fecha`, `paisorigen`, `precio`) VALUES ('FERRETERÍA','Alicates','35537','Italia','5.61345305494453');" table:formula="of:=COM.MICROSOFT.CONCAT(&quot;INSERT INTO `articulos`(`seccion`, `nombrearticulo`, `fecha`, `paisorigen`, `precio`) VALUES ('&quot;;[.A28];&quot;','&quot;;[.B28];&quot;','&quot;;[.C28];&quot;','&quot;;[.D28];&quot;','&quot;;[.E28];&quot;');&quot;)" table:style-name="ce1">
            <text:p>INSERT INTO `articulos`(`seccion`, `nombrearticulo`, `fecha`, `paisorigen`, `precio`) VALUES ('FERRETERÍA','Alicates','35537','Italia','5.61345305494453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Martillo</text:p>
          </table:table-cell>
          <table:table-cell office:value-type="date" office:date-value="1997-09-04T00:00:00" table:style-name="ce4">
            <text:p>04/09/1997</text:p>
          </table:table-cell>
          <table:table-cell office:value-type="string" table:style-name="ce3">
            <text:p>España</text:p>
          </table:table-cell>
          <table:table-cell office:value-type="currency" office:value="9.4959912492637599" table:style-name="ce5">
            <text:p><text:s/>9.50€<text:s/></text:p>
          </table:table-cell>
          <table:table-cell table:style-name="ce1"/>
          <table:table-cell office:value-type="string" office:string-value="INSERT INTO `articulos`(`seccion`, `nombrearticulo`, `fecha`, `paisorigen`, `precio`) VALUES ('FERRETERÍA','Martillo','35677','España','9.49599124926376');" table:formula="of:=COM.MICROSOFT.CONCAT(&quot;INSERT INTO `articulos`(`seccion`, `nombrearticulo`, `fecha`, `paisorigen`, `precio`) VALUES ('&quot;;[.A29];&quot;','&quot;;[.B29];&quot;','&quot;;[.C29];&quot;','&quot;;[.D29];&quot;','&quot;;[.E29];&quot;');&quot;)" table:style-name="ce1">
            <text:p>INSERT INTO `articulos`(`seccion`, `nombrearticulo`, `fecha`, `paisorigen`, `precio`) VALUES ('FERRETERÍA','Martillo','35677','España','9.49599124926376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02-20T00:00:00" table:style-name="ce4">
            <text:p>20/02/1997</text:p>
          </table:table-cell>
          <table:table-cell office:value-type="string" table:style-name="ce3">
            <text:p>Francia</text:p>
          </table:table-cell>
          <table:table-cell office:value-type="currency" office:value="7.5487120310603055" table:style-name="ce5">
            <text:p><text:s/>7.55€<text:s/></text:p>
          </table:table-cell>
          <table:table-cell table:style-name="ce1"/>
          <table:table-cell office:value-type="string" office:string-value="INSERT INTO `articulos`(`seccion`, `nombrearticulo`, `fecha`, `paisorigen`, `precio`) VALUES ('FERRETERÍA','Destornillador','35481','Francia','7.54871203106031');" table:formula="of:=COM.MICROSOFT.CONCAT(&quot;INSERT INTO `articulos`(`seccion`, `nombrearticulo`, `fecha`, `paisorigen`, `precio`) VALUES ('&quot;;[.A30];&quot;','&quot;;[.B30];&quot;','&quot;;[.C30];&quot;','&quot;;[.D30];&quot;','&quot;;[.E30];&quot;');&quot;)" table:style-name="ce1">
            <text:p>INSERT INTO `articulos`(`seccion`, `nombrearticulo`, `fecha`, `paisorigen`, `precio`) VALUES ('FERRETERÍA','Destornillador','35481','Francia','7.54871203106031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ima Grande</text:p>
          </table:table-cell>
          <table:table-cell office:value-type="date" office:date-value="1997-08-10T00:00:00" table:style-name="ce4">
            <text:p>10/08/1997</text:p>
          </table:table-cell>
          <table:table-cell office:value-type="string" table:style-name="ce3">
            <text:p>España</text:p>
          </table:table-cell>
          <table:table-cell office:value-type="currency" office:value="18.390970394143739" table:style-name="ce5">
            <text:p><text:s/>18.39€<text:s/></text:p>
          </table:table-cell>
          <table:table-cell table:style-name="ce1"/>
          <table:table-cell office:value-type="string" office:string-value="INSERT INTO `articulos`(`seccion`, `nombrearticulo`, `fecha`, `paisorigen`, `precio`) VALUES ('FERRETERÍA','Lima Grande','35652','España','18.3909703941437');" table:formula="of:=COM.MICROSOFT.CONCAT(&quot;INSERT INTO `articulos`(`seccion`, `nombrearticulo`, `fecha`, `paisorigen`, `precio`) VALUES ('&quot;;[.A31];&quot;','&quot;;[.B31];&quot;','&quot;;[.C31];&quot;','&quot;;[.D31];&quot;','&quot;;[.E31];&quot;');&quot;)" table:style-name="ce1">
            <text:p>INSERT INTO `articulos`(`seccion`, `nombrearticulo`, `fecha`, `paisorigen`, `precio`) VALUES ('FERRETERÍA','Lima Grande','35652','España','18.3909703941437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Juego de brocas</text:p>
          </table:table-cell>
          <table:table-cell office:value-type="date" office:date-value="1997-07-04T00:00:00" table:style-name="ce4">
            <text:p>04/07/1997</text:p>
          </table:table-cell>
          <table:table-cell office:value-type="string" table:style-name="ce3">
            <text:p>Taiwán</text:p>
          </table:table-cell>
          <table:table-cell office:value-type="currency" office:value="12.579183344752563" table:style-name="ce5">
            <text:p><text:s/>12.58€<text:s/></text:p>
          </table:table-cell>
          <table:table-cell table:style-name="ce1"/>
          <table:table-cell office:value-type="string" office:string-value="INSERT INTO `articulos`(`seccion`, `nombrearticulo`, `fecha`, `paisorigen`, `precio`) VALUES ('FERRETERÍA','Juego de brocas','35615','Taiwán','12.5791833447526');" table:formula="of:=COM.MICROSOFT.CONCAT(&quot;INSERT INTO `articulos`(`seccion`, `nombrearticulo`, `fecha`, `paisorigen`, `precio`) VALUES ('&quot;;[.A32];&quot;','&quot;;[.B32];&quot;','&quot;;[.C32];&quot;','&quot;;[.D32];&quot;','&quot;;[.E32];&quot;');&quot;)" table:style-name="ce1">
            <text:p>INSERT INTO `articulos`(`seccion`, `nombrearticulo`, `fecha`, `paisorigen`, `precio`) VALUES ('FERRETERÍA','Juego de brocas','35615','Taiwán','12.5791833447526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che Teledirigido</text:p>
          </table:table-cell>
          <table:table-cell office:value-type="date" office:date-value="1997-05-26T00:00:00" table:style-name="ce4">
            <text:p>26/05/1997</text:p>
          </table:table-cell>
          <table:table-cell office:value-type="string" table:style-name="ce3">
            <text:p>Marruecos</text:p>
          </table:table-cell>
          <table:table-cell office:value-type="currency" office:value="132.87175603716659" table:style-name="ce5">
            <text:p><text:s/>132.87€<text:s/></text:p>
          </table:table-cell>
          <table:table-cell table:style-name="ce1"/>
          <table:table-cell office:value-type="string" office:string-value="INSERT INTO `articulos`(`seccion`, `nombrearticulo`, `fecha`, `paisorigen`, `precio`) VALUES ('JUGUETERÍA','Coche Teledirigido','35576','Marruecos','132.871756037167');" table:formula="of:=COM.MICROSOFT.CONCAT(&quot;INSERT INTO `articulos`(`seccion`, `nombrearticulo`, `fecha`, `paisorigen`, `precio`) VALUES ('&quot;;[.A33];&quot;','&quot;;[.B33];&quot;','&quot;;[.C33];&quot;','&quot;;[.D33];&quot;','&quot;;[.E33];&quot;');&quot;)" table:style-name="ce1">
            <text:p>INSERT INTO `articulos`(`seccion`, `nombrearticulo`, `fecha`, `paisorigen`, `precio`) VALUES ('JUGUETERÍA','Coche Teledirigido','35576','Marruecos','132.871756037167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rrepasillos</text:p>
          </table:table-cell>
          <table:table-cell office:value-type="date" office:date-value="1997-04-11T00:00:00" table:style-name="ce4">
            <text:p>11/04/1997</text:p>
          </table:table-cell>
          <table:table-cell office:value-type="string" table:style-name="ce3">
            <text:p>Japón</text:p>
          </table:table-cell>
          <table:table-cell office:value-type="currency" office:value="86.113014316108334" table:style-name="ce5">
            <text:p><text:s/>86.11€<text:s/></text:p>
          </table:table-cell>
          <table:table-cell table:style-name="ce1"/>
          <table:table-cell office:value-type="string" office:string-value="INSERT INTO `articulos`(`seccion`, `nombrearticulo`, `fecha`, `paisorigen`, `precio`) VALUES ('JUGUETERÍA','Correpasillos','35531','Japón','86.1130143161083');" table:formula="of:=COM.MICROSOFT.CONCAT(&quot;INSERT INTO `articulos`(`seccion`, `nombrearticulo`, `fecha`, `paisorigen`, `precio`) VALUES ('&quot;;[.A34];&quot;','&quot;;[.B34];&quot;','&quot;;[.C34];&quot;','&quot;;[.D34];&quot;','&quot;;[.E34];&quot;');&quot;)" table:style-name="ce1">
            <text:p>INSERT INTO `articulos`(`seccion`, `nombrearticulo`, `fecha`, `paisorigen`, `precio`) VALUES ('JUGUETERÍA','Correpasillos','35531','Japón','86.1130143161083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nsola Video</text:p>
          </table:table-cell>
          <table:table-cell office:value-type="date" office:date-value="1997-09-24T00:00:00" table:style-name="ce4">
            <text:p>24/09/1997</text:p>
          </table:table-cell>
          <table:table-cell office:value-type="string" table:style-name="ce3">
            <text:p>Usa</text:p>
          </table:table-cell>
          <table:table-cell office:value-type="currency" office:value="368.78703737093264" table:style-name="ce5">
            <text:p><text:s/>368.79€<text:s/></text:p>
          </table:table-cell>
          <table:table-cell table:style-name="ce1"/>
          <table:table-cell office:value-type="string" office:string-value="INSERT INTO `articulos`(`seccion`, `nombrearticulo`, `fecha`, `paisorigen`, `precio`) VALUES ('JUGUETERÍA','Consola Video','35697','Usa','368.787037370933');" table:formula="of:=COM.MICROSOFT.CONCAT(&quot;INSERT INTO `articulos`(`seccion`, `nombrearticulo`, `fecha`, `paisorigen`, `precio`) VALUES ('&quot;;[.A35];&quot;','&quot;;[.B35];&quot;','&quot;;[.C35];&quot;','&quot;;[.D35];&quot;','&quot;;[.E35];&quot;');&quot;)" table:style-name="ce1">
            <text:p>INSERT INTO `articulos`(`seccion`, `nombrearticulo`, `fecha`, `paisorigen`, `precio`) VALUES ('JUGUETERÍA','Consola Video','35697','Usa','368.787037370933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Muñeca Andadora</text:p>
          </table:table-cell>
          <table:table-cell office:value-type="date" office:date-value="1997-10-04T00:00:00" table:style-name="ce4">
            <text:p>04/10/1997</text:p>
          </table:table-cell>
          <table:table-cell office:value-type="string" table:style-name="ce3">
            <text:p>España</text:p>
          </table:table-cell>
          <table:table-cell office:value-type="currency" office:value="87.549433245585561" table:style-name="ce5">
            <text:p><text:s/>87.55€<text:s/></text:p>
          </table:table-cell>
          <table:table-cell table:style-name="ce1"/>
          <table:table-cell office:value-type="string" office:string-value="INSERT INTO `articulos`(`seccion`, `nombrearticulo`, `fecha`, `paisorigen`, `precio`) VALUES ('JUGUETERÍA','Muñeca Andadora','35707','España','87.5494332455856');" table:formula="of:=COM.MICROSOFT.CONCAT(&quot;INSERT INTO `articulos`(`seccion`, `nombrearticulo`, `fecha`, `paisorigen`, `precio`) VALUES ('&quot;;[.A36];&quot;','&quot;;[.B36];&quot;','&quot;;[.C36];&quot;','&quot;;[.D36];&quot;','&quot;;[.E36];&quot;');&quot;)" table:style-name="ce1">
            <text:p>INSERT INTO `articulos`(`seccion`, `nombrearticulo`, `fecha`, `paisorigen`, `precio`) VALUES ('JUGUETERÍA','Muñeca Andadora','35707','España','87.5494332455856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Fuerte de soldados</text:p>
          </table:table-cell>
          <table:table-cell office:value-type="date" office:date-value="1997-11-25T00:00:00" table:style-name="ce4">
            <text:p>25/11/1997</text:p>
          </table:table-cell>
          <table:table-cell office:value-type="string" table:style-name="ce3">
            <text:p>Japón</text:p>
          </table:table-cell>
          <table:table-cell office:value-type="currency" office:value="119.75166179846862" table:style-name="ce5">
            <text:p><text:s/>119.75€<text:s/></text:p>
          </table:table-cell>
          <table:table-cell table:style-name="ce1"/>
          <table:table-cell office:value-type="string" office:string-value="INSERT INTO `articulos`(`seccion`, `nombrearticulo`, `fecha`, `paisorigen`, `precio`) VALUES ('JUGUETERÍA','Fuerte de soldados','35759','Japón','119.751661798469');" table:formula="of:=COM.MICROSOFT.CONCAT(&quot;INSERT INTO `articulos`(`seccion`, `nombrearticulo`, `fecha`, `paisorigen`, `precio`) VALUES ('&quot;;[.A37];&quot;','&quot;;[.B37];&quot;','&quot;;[.C37];&quot;','&quot;;[.D37];&quot;','&quot;;[.E37];&quot;');&quot;)" table:style-name="ce1">
            <text:p>INSERT INTO `articulos`(`seccion`, `nombrearticulo`, `fecha`, `paisorigen`, `precio`) VALUES ('JUGUETERÍA','Fuerte de soldados','35759','Japón','119.751661798469');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Pistola con sonidos</text:p>
          </table:table-cell>
          <table:table-cell office:value-type="date" office:date-value="1997-02-15T00:00:00" table:style-name="ce4">
            <text:p>15/02/1997</text:p>
          </table:table-cell>
          <table:table-cell office:value-type="string" table:style-name="ce3">
            <text:p>España</text:p>
          </table:table-cell>
          <table:table-cell office:value-type="currency" office:value="47.708340845984637" table:style-name="ce5">
            <text:p><text:s/>47.71€<text:s/></text:p>
          </table:table-cell>
          <table:table-cell table:style-name="ce1"/>
          <table:table-cell office:value-type="string" office:string-value="INSERT INTO `articulos`(`seccion`, `nombrearticulo`, `fecha`, `paisorigen`, `precio`) VALUES ('JUGUETERÍA','Pistola con sonidos','35476','España','47.7083408459846');" table:formula="of:=COM.MICROSOFT.CONCAT(&quot;INSERT INTO `articulos`(`seccion`, `nombrearticulo`, `fecha`, `paisorigen`, `precio`) VALUES ('&quot;;[.A38];&quot;','&quot;;[.B38];&quot;','&quot;;[.C38];&quot;','&quot;;[.D38];&quot;','&quot;;[.E38];&quot;');&quot;)" table:style-name="ce1">
            <text:p>INSERT INTO `articulos`(`seccion`, `nombrearticulo`, `fecha`, `paisorigen`, `precio`) VALUES ('JUGUETERÍA','Pistola con sonidos','35476','España','47.7083408459846');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JUGUETERÍA</text:p>
          </table:table-cell>
          <table:table-cell office:value-type="string" table:style-name="ce6">
            <text:p>Pie de lámpara</text:p>
          </table:table-cell>
          <table:table-cell office:value-type="date" office:date-value="1997-05-27T00:00:00" table:style-name="ce3">
            <text:p>27/05/1997</text:p>
          </table:table-cell>
          <table:table-cell office:value-type="string" table:style-name="ce6">
            <text:p>Turquía</text:p>
          </table:table-cell>
          <table:table-cell office:value-type="currency" office:value="33.133797314677921" table:style-name="ce7">
            <text:p><text:s/>33.13€<text:s/></text:p>
          </table:table-cell>
          <table:table-cell table:style-name="ce1"/>
          <table:table-cell office:value-type="string" office:string-value="INSERT INTO `articulos`(`seccion`, `nombrearticulo`, `fecha`, `paisorigen`, `precio`) VALUES ('JUGUETERÍA','Pie de lámpara','35577','Turquía','33.1337973146779');" table:formula="of:=COM.MICROSOFT.CONCAT(&quot;INSERT INTO `articulos`(`seccion`, `nombrearticulo`, `fecha`, `paisorigen`, `precio`) VALUES ('&quot;;[.A39];&quot;','&quot;;[.B39];&quot;','&quot;;[.C39];&quot;','&quot;;[.D39];&quot;','&quot;;[.E39];&quot;');&quot;)" table:style-name="ce1">
            <text:p>INSERT INTO `articulos`(`seccion`, `nombrearticulo`, `fecha`, `paisorigen`, `precio`) VALUES ('JUGUETERÍA','Pie de lámpara','35577','Turquía','33.1337973146779');</text:p>
          </table:table-cell>
          <table:table-cell table:number-columns-repeated="16377"/>
        </table:table-row>
        <table:table-row table:number-rows-repeated="1048537" table:style-name="ro2">
          <table:table-cell table:number-columns-repeated="16384"/>
        </table:table-row>
        <table:named-expressions>
          <table:named-range table:name="ARTÍCULOS" table:cell-range-address="ARTÍCULOS.$A$1:ARTÍCULOS.$E$38" table:base-cell-address="ARTÍCULOS.$A$1"/>
        </table:named-expressions>
      </table:table>
      <table:named-expressions>
        <table:named-expression table:name="ARTÍCULOS" table:expression="of:=[.#REF!]" table:base-cell-address="ARTÍCUL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60P0" number:language="es" number:country="MX">
      <number:text> </number:text>
      <number:fill-character> </number:fill-character>
      <number:number number:decimal-places="2" number:min-decimal-places="2" number:min-integer-digits="1" number:grouping="true"/>
      <number:currency-symbol number:language="es" number:country="MX">€</number:currency-symbol>
      <number:text> </number:text>
    </number:currency-style>
    <number:currency-style style:name="N60P1" number:language="es" number:country="MX">
      <number:text>-</number:text>
      <number:fill-character> </number:fill-character>
      <number:number number:decimal-places="2" number:min-decimal-places="2" number:min-integer-digits="1" number:grouping="true"/>
      <number:currency-symbol number:language="es" number:country="MX">€</number:currency-symbol>
      <number:text> </number:text>
    </number:currency-style>
    <number:currency-style style:name="N60P2" number:language="es" number:country="MX">
      <number:text> </number:text>
      <number:fill-character> </number:fill-character>
      <number:text>-</number:text>
      <number:number number:decimal-places="0" number:min-decimal-places="0" number:min-integer-digits="0"/>
      <number:currency-symbol number:language="es" number:country="MX">€</number:currency-symbol>
      <number:text> </number:text>
    </number:currency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style:style style:name="Euro" style:family="table-cell" style:data-style-name="N60"/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Juan Roldán Z</meta:initial-creator>
    <dc:creator>Juan Roldán Z</dc:creator>
    <meta:creation-date>2003-03-25T12:01:58Z</meta:creation-date>
    <dc:date>2022-02-28T21:34:25Z</dc:date>
    <meta:print-date>2002-01-29T18:41:44Z</meta:print-date>
  </office:meta>
</office:document-meta>
</file>